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9" office:value-type="string">
            <text:p>Hours Spend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Create a use case Diagram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Case Study and Interca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Weekly Status Meet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Test Transaction, Interac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3">
            <text:p>03/02/13</text:p>
          </table:table-cell>
          <table:table-cell table:style-name="ce7" office:value-type="string">
            <text:p>Vesrion-2 , Test Transactio,Interaction Script, Flow of Even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3" office:value-type="date" office:date-value="2013-02-04">
            <text:p>04/02/13</text:p>
          </table:table-cell>
          <table:table-cell table:style-name="ce7" office:value-type="string">
            <text:p>StudentProfile.EnrollCourse and Initail setup of project. 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StudentProfile.CourseEnrollment(coding)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StudentProfile.ShowSubjectInfo(coding)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12T14:55:39</dc:date>
    <dc:creator>Pratibind jha</dc:creator>
    <meta:editing-duration>PT8M8S</meta:editing-duration>
    <meta:editing-cycles>11</meta:editing-cycles>
    <meta:generator>LibreOffice/3.5$Linux_x86 LibreOffice_project/350m1$Build-2</meta:generator>
    <meta:document-statistic meta:table-count="3" meta:cell-count="172" meta:object-count="0"/>
  </office:meta>
</office:document-meta>
</file>